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809.57pt" svg:y="1.3pt">
            <draw:object draw:notify-on-update-of-ranges="Sheet1.B7:Sheet1.G7 Sheet1.A13:Sheet1.A13 Sheet1.B13:Sheet1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Experiment REGRESSION for ECG200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ECG200 with param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s: 1</text:p>
          </table:table-cell>
          <table:table-cell office:value-type="string" calcext:value-type="string">
            <text:p>parts: 3</text:p>
          </table:table-cell>
          <table:table-cell office:value-type="string" calcext:value-type="string">
            <text:p>parts: 5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parts: 20</text:p>
          </table:table-cell>
          <table:table-cell office:value-type="string" calcext:value-type="string">
            <text:p>parts: 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31201" calcext:value-type="float">
            <text:p>0.531201</text:p>
          </table:table-cell>
          <table:table-cell office:value-type="float" office:value="0.747409" calcext:value-type="float">
            <text:p>0.747409</text:p>
          </table:table-cell>
          <table:table-cell office:value-type="float" office:value="0.837146" calcext:value-type="float">
            <text:p>0.837146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53262" calcext:value-type="float">
            <text:p>0.853262</text:p>
          </table:table-cell>
          <table:table-cell office:value-type="float" office:value="0.792374" calcext:value-type="float">
            <text:p>0.79237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335" calcext:value-type="float">
            <text:p>0.335</text:p>
          </table:table-cell>
          <table:table-cell office:value-type="float" office:value="0.698721" calcext:value-type="float">
            <text:p>0.698721</text:p>
          </table:table-cell>
          <table:table-cell office:value-type="float" office:value="0.799214" calcext:value-type="float">
            <text:p>0.799214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15017" calcext:value-type="float">
            <text:p>0.815017</text:p>
          </table:table-cell>
          <table:table-cell office:value-type="float" office:value="0.755954" calcext:value-type="float">
            <text:p>0.75595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7199" calcext:value-type="float">
            <text:p>0.47199</text:p>
          </table:table-cell>
          <table:table-cell office:value-type="float" office:value="0.721469" calcext:value-type="float">
            <text:p>0.721469</text:p>
          </table:table-cell>
          <table:table-cell office:value-type="float" office:value="0.817653" calcext:value-type="float">
            <text:p>0.817653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33949" calcext:value-type="float">
            <text:p>0.833949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58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ECGFIVEDAY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ECGFIVEDAY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03059" calcext:value-type="float">
            <text:p>0.503059</text:p>
          </table:table-cell>
          <table:table-cell office:value-type="float" office:value="0.943494" calcext:value-type="float">
            <text:p>0.943494</text:p>
          </table:table-cell>
          <table:table-cell office:value-type="float" office:value="0.95858" calcext:value-type="float">
            <text:p>0.95858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953626" calcext:value-type="float">
            <text:p>0.953626</text:p>
          </table:table-cell>
          <table:table-cell office:value-type="float" office:value="0.930344" calcext:value-type="float">
            <text:p>0.9303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727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TWOLEADECG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TWOLEADECG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55527" calcext:value-type="float">
            <text:p>0.655527</text:p>
          </table:table-cell>
          <table:table-cell office:value-type="float" office:value="0.86737" calcext:value-type="float">
            <text:p>0.86737</text:p>
          </table:table-cell>
          <table:table-cell office:value-type="float" office:value="0.897882" calcext:value-type="float">
            <text:p>0.897882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945548" calcext:value-type="float">
            <text:p>0.945548</text:p>
          </table:table-cell>
          <table:table-cell office:value-type="float" office:value="0.941779" calcext:value-type="float">
            <text:p>0.94177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571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YOGA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6315" calcext:value-type="float">
            <text:p>0.596315</text:p>
          </table:table-cell>
          <table:table-cell office:value-type="float" office:value="0.793956" calcext:value-type="float">
            <text:p>0.793956</text:p>
          </table:table-cell>
          <table:table-cell office:value-type="float" office:value="0.835997" calcext:value-type="float">
            <text:p>0.835997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876295" calcext:value-type="float">
            <text:p>0.876295</text:p>
          </table:table-cell>
          <table:table-cell office:value-type="float" office:value="0.865527" calcext:value-type="float">
            <text:p>0.86552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77318" calcext:value-type="float">
            <text:p>0.577318</text:p>
          </table:table-cell>
          <table:table-cell office:value-type="float" office:value="0.790181" calcext:value-type="float">
            <text:p>0.790181</text:p>
          </table:table-cell>
          <table:table-cell office:value-type="float" office:value="0.83132" calcext:value-type="float">
            <text:p>0.83132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873278" calcext:value-type="float">
            <text:p>0.873278</text:p>
          </table:table-cell>
          <table:table-cell office:value-type="float" office:value="0.863461" calcext:value-type="float">
            <text:p>0.86346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8721" calcext:value-type="float">
            <text:p>0.58721</text:p>
          </table:table-cell>
          <table:table-cell office:value-type="float" office:value="0.792108" calcext:value-type="float">
            <text:p>0.792108</text:p>
          </table:table-cell>
          <table:table-cell office:value-type="float" office:value="0.833637" calcext:value-type="float">
            <text:p>0.833637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874769" calcext:value-type="float">
            <text:p>0.874769</text:p>
          </table:table-cell>
          <table:table-cell office:value-type="float" office:value="0.864508" calcext:value-type="float">
            <text:p>0.8645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4.62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MOTESTRAI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MOTESTRAI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78582" calcext:value-type="float">
            <text:p>0.778582</text:p>
          </table:table-cell>
          <table:table-cell office:value-type="float" office:value="0.864434" calcext:value-type="float">
            <text:p>0.864434</text:p>
          </table:table-cell>
          <table:table-cell office:value-type="float" office:value="0.871792" calcext:value-type="float">
            <text:p>0.87179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914204" calcext:value-type="float">
            <text:p>0.914204</text:p>
          </table:table-cell>
          <table:table-cell office:value-type="float" office:value="0.912753" calcext:value-type="float">
            <text:p>0.91275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34076" calcext:value-type="float">
            <text:p>0.734076</text:p>
          </table:table-cell>
          <table:table-cell office:value-type="float" office:value="0.859954" calcext:value-type="float">
            <text:p>0.859954</text:p>
          </table:table-cell>
          <table:table-cell office:value-type="float" office:value="0.872354" calcext:value-type="float">
            <text:p>0.872354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914401" calcext:value-type="float">
            <text:p>0.914401</text:p>
          </table:table-cell>
          <table:table-cell office:value-type="float" office:value="0.911653" calcext:value-type="float">
            <text:p>0.91165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48705" calcext:value-type="float">
            <text:p>0.748705</text:p>
          </table:table-cell>
          <table:table-cell office:value-type="float" office:value="0.862101" calcext:value-type="float">
            <text:p>0.862101</text:p>
          </table:table-cell>
          <table:table-cell office:value-type="float" office:value="0.871842" calcext:value-type="float">
            <text:p>0.871842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0.912194" calcext:value-type="float">
            <text:p>0.91219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2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ITALYPOWERDEMAND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ITALYPOWERDEMAND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5149" calcext:value-type="float">
            <text:p>0.75149</text:p>
          </table:table-cell>
          <table:table-cell office:value-type="float" office:value="0.946814" calcext:value-type="float">
            <text:p>0.946814</text:p>
          </table:table-cell>
          <table:table-cell office:value-type="float" office:value="0.951379" calcext:value-type="float">
            <text:p>0.951379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39548" calcext:value-type="float">
            <text:p>0.839548</text:p>
          </table:table-cell>
          <table:table-cell office:value-type="float" office:value="0.334348" calcext:value-type="float">
            <text:p>0.33434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47883" calcext:value-type="float">
            <text:p>0.747883</text:p>
          </table:table-cell>
          <table:table-cell office:value-type="float" office:value="0.946759" calcext:value-type="float">
            <text:p>0.946759</text:p>
          </table:table-cell>
          <table:table-cell office:value-type="float" office:value="0.951318" calcext:value-type="float">
            <text:p>0.951318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39183" calcext:value-type="float">
            <text:p>0.839183</text:p>
          </table:table-cell>
          <table:table-cell office:value-type="float" office:value="0.499088" calcext:value-type="float">
            <text:p>0.4990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47725" calcext:value-type="float">
            <text:p>0.747725</text:p>
          </table:table-cell>
          <table:table-cell office:value-type="float" office:value="0.946768" calcext:value-type="float">
            <text:p>0.946768</text:p>
          </table:table-cell>
          <table:table-cell office:value-type="float" office:value="0.951328" calcext:value-type="float">
            <text:p>0.951328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39147" calcext:value-type="float">
            <text:p>0.839147</text:p>
          </table:table-cell>
          <table:table-cell office:value-type="float" office:value="0.499999" calcext:value-type="float">
            <text:p>0.4999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137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CHLORINECONCENTRATIO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CHLORINECONCENTRATIO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9765" calcext:value-type="float">
            <text:p>0.69765</text:p>
          </table:table-cell>
          <table:table-cell office:value-type="float" office:value="0.794392" calcext:value-type="float">
            <text:p>0.794392</text:p>
          </table:table-cell>
          <table:table-cell office:value-type="float" office:value="0.865955" calcext:value-type="float">
            <text:p>0.86595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919459" calcext:value-type="float">
            <text:p>0.919459</text:p>
          </table:table-cell>
          <table:table-cell office:value-type="float" office:value="0.942523" calcext:value-type="float">
            <text:p>0.9425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18129" calcext:value-type="float">
            <text:p>0.618129</text:p>
          </table:table-cell>
          <table:table-cell office:value-type="float" office:value="0.687782" calcext:value-type="float">
            <text:p>0.68778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87907" calcext:value-type="float">
            <text:p>0.87907</text:p>
          </table:table-cell>
          <table:table-cell office:value-type="float" office:value="0.913735" calcext:value-type="float">
            <text:p>0.9137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46475" calcext:value-type="float">
            <text:p>0.546475</text:p>
          </table:table-cell>
          <table:table-cell office:value-type="float" office:value="0.691587" calcext:value-type="float">
            <text:p>0.691587</text:p>
          </table:table-cell>
          <table:table-cell office:value-type="float" office:value="0.798932" calcext:value-type="float">
            <text:p>0.798932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879189" calcext:value-type="float">
            <text:p>0.879189</text:p>
          </table:table-cell>
          <table:table-cell office:value-type="float" office:value="0.913784" calcext:value-type="float">
            <text:p>0.91378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5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TWOPATTERN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TWOPATTERN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9133" calcext:value-type="float">
            <text:p>0.83913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78933" calcext:value-type="float">
            <text:p>0.8789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892333" calcext:value-type="float">
            <text:p>0.892333</text:p>
          </table:table-cell>
          <table:table-cell office:value-type="float" office:value="0.9067" calcext:value-type="float">
            <text:p>0.90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73766" calcext:value-type="float">
            <text:p>0.673766</text:p>
          </table:table-cell>
          <table:table-cell office:value-type="float" office:value="0.792022" calcext:value-type="float">
            <text:p>0.792022</text:p>
          </table:table-cell>
          <table:table-cell office:value-type="float" office:value="0.75796" calcext:value-type="float">
            <text:p>0.75796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784777" calcext:value-type="float">
            <text:p>0.784777</text:p>
          </table:table-cell>
          <table:table-cell office:value-type="float" office:value="0.813403" calcext:value-type="float">
            <text:p>0.8134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78267" calcext:value-type="float">
            <text:p>0.678267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757867" calcext:value-type="float">
            <text:p>0.7578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784667" calcext:value-type="float">
            <text:p>0.784667</text:p>
          </table:table-cell>
          <table:table-cell office:value-type="float" office:value="0.8134" calcext:value-type="float">
            <text:p>0.81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34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WAFER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WAFER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98763" calcext:value-type="float">
            <text:p>0.898763</text:p>
          </table:table-cell>
          <table:table-cell office:value-type="float" office:value="0.994836" calcext:value-type="float">
            <text:p>0.994836</text:p>
          </table:table-cell>
          <table:table-cell office:value-type="float" office:value="0.98991" calcext:value-type="float">
            <text:p>0.98991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994832" calcext:value-type="float">
            <text:p>0.994832</text:p>
          </table:table-cell>
          <table:table-cell office:value-type="float" office:value="0.990835" calcext:value-type="float">
            <text:p>0.9908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22475" calcext:value-type="float">
            <text:p>0.22475</text:p>
          </table:table-cell>
          <table:table-cell office:value-type="float" office:value="0.977804" calcext:value-type="float">
            <text:p>0.977804</text:p>
          </table:table-cell>
          <table:table-cell office:value-type="float" office:value="0.957177" calcext:value-type="float">
            <text:p>0.957177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976648" calcext:value-type="float">
            <text:p>0.976648</text:p>
          </table:table-cell>
          <table:table-cell office:value-type="float" office:value="0.960371" calcext:value-type="float">
            <text:p>0.96037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0736" calcext:value-type="float">
            <text:p>0.450736</text:p>
          </table:table-cell>
          <table:table-cell office:value-type="float" office:value="0.986283" calcext:value-type="float">
            <text:p>0.986283</text:p>
          </table:table-cell>
          <table:table-cell office:value-type="float" office:value="0.973402" calcext:value-type="float">
            <text:p>0.973402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985699" calcext:value-type="float">
            <text:p>0.985699</text:p>
          </table:table-cell>
          <table:table-cell office:value-type="float" office:value="0.975483" calcext:value-type="float">
            <text:p>0.9754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59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INLINESKATE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INLINESKATE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72308" calcext:value-type="float">
            <text:p>0.772308</text:p>
          </table:table-cell>
          <table:table-cell office:value-type="float" office:value="0.810403" calcext:value-type="float">
            <text:p>0.810403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822418" calcext:value-type="float">
            <text:p>0.822418</text:p>
          </table:table-cell>
          <table:table-cell office:value-type="float" office:value="0.823297" calcext:value-type="float">
            <text:p>0.82329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337151" calcext:value-type="float">
            <text:p>0.337151</text:p>
          </table:table-cell>
          <table:table-cell office:value-type="float" office:value="0.355398" calcext:value-type="float">
            <text:p>0.355398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381087" calcext:value-type="float">
            <text:p>0.381087</text:p>
          </table:table-cell>
          <table:table-cell office:value-type="float" office:value="0.383596" calcext:value-type="float">
            <text:p>0.3835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33641" calcext:value-type="float">
            <text:p>0.33641</text:p>
          </table:table-cell>
          <table:table-cell office:value-type="float" office:value="0.353846" calcext:value-type="float">
            <text:p>0.353846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378462" calcext:value-type="float">
            <text:p>0.378462</text:p>
          </table:table-cell>
          <table:table-cell office:value-type="float" office:value="0.381538" calcext:value-type="float">
            <text:p>0.38153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981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REGRESSION for PATIENT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PATIENT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34327" calcext:value-type="float">
            <text:p>0.434327</text:p>
          </table:table-cell>
          <table:table-cell office:value-type="float" office:value="0.523415" calcext:value-type="float">
            <text:p>0.523415</text:p>
          </table:table-cell>
          <table:table-cell office:value-type="float" office:value="0.467836" calcext:value-type="float">
            <text:p>0.46783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08121" calcext:value-type="float">
            <text:p>0.508121</text:p>
          </table:table-cell>
          <table:table-cell office:value-type="float" office:value="0.500903" calcext:value-type="float">
            <text:p>0.5009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39083" calcext:value-type="float">
            <text:p>0.439083</text:p>
          </table:table-cell>
          <table:table-cell office:value-type="float" office:value="0.439644" calcext:value-type="float">
            <text:p>0.439644</text:p>
          </table:table-cell>
          <table:table-cell office:value-type="float" office:value="0.438511" calcext:value-type="float">
            <text:p>0.4385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481568" calcext:value-type="float">
            <text:p>0.481568</text:p>
          </table:table-cell>
          <table:table-cell office:value-type="float" office:value="0.481842" calcext:value-type="float">
            <text:p>0.48184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9086" calcext:value-type="float">
            <text:p>0.49086</text:p>
          </table:table-cell>
          <table:table-cell office:value-type="float" office:value="0.489928" calcext:value-type="float">
            <text:p>0.489928</text:p>
          </table:table-cell>
          <table:table-cell office:value-type="float" office:value="0.485345" calcext:value-type="float">
            <text:p>0.485345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496235" calcext:value-type="float">
            <text:p>0.496235</text:p>
          </table:table-cell>
          <table:table-cell office:value-type="float" office:value="0.492205" calcext:value-type="float">
            <text:p>0.49220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1.451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21:52:01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3:16:45.671000000</meta:creation-date>
    <dc:date>2015-09-20T22:01:56.111000000</dc:date>
    <meta:editing-duration>PT17M52S</meta:editing-duration>
    <meta:editing-cycles>5</meta:editing-cycles>
    <meta:generator>LibreOffice/4.4.1.2$Windows_x86 LibreOffice_project/45e2de17089c24a1fa810c8f975a7171ba4cd432</meta:generator>
    <meta:document-statistic meta:table-count="1" meta:cell-count="5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81cm" svg:y="0.316cm" chart:style-name="ch2">
          <text:p>Regression GMEAN for ECG200</text:p>
        </chart:title>
        <chart:legend chart:legend-position="end" svg:x="13.816cm" svg:y="4.201cm" style:legend-expansion="high" chart:style-name="ch3"/>
        <chart:plot-area chart:style-name="ch4" table:cell-range-address="Sheet1.B7:Sheet1.G7 Sheet1.A13:Sheet1.G13" chart:data-source-has-labels="both" svg:x="0.32cm" svg:y="1.275cm" svg:width="13.176cm" svg:height="7.545cm">
          <chartooo:coordinate-region svg:x="1.047cm" svg:y="1.475cm" svg:width="12.449cm" svg:height="6.698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:Sheet1.G13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47199">
                <text:p>0.47199</text:p>
                <draw:g>
                  <svg:desc>Sheet1.B13:Sheet1.G13</svg:desc>
                </draw:g>
              </table:table-cell>
              <table:table-cell office:value-type="float" office:value="0.721469">
                <text:p>0.721469</text:p>
              </table:table-cell>
              <table:table-cell office:value-type="float" office:value="0.817653">
                <text:p>0.817653</text:p>
              </table:table-cell>
              <table:table-cell office:value-type="float" office:value="0.807543">
                <text:p>0.807543</text:p>
              </table:table-cell>
              <table:table-cell office:value-type="float" office:value="0.833949">
                <text:p>0.833949</text:p>
              </table:table-cell>
              <table:table-cell office:value-type="float" office:value="0.7727">
                <text:p>0.7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